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Liberation Sans" svg:font-family="'Liberation Sans', 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Sans Serif" svg:font-family="'Microsoft Sans Serif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3.5417in" style:rel-column-width="31934*"/>
    </style:style>
    <style:style style:name="Table2.B" style:family="table-column">
      <style:table-column-properties style:column-width="3.7264in" style:rel-column-width="3360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3.5437in" style:type="center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style:font-name="Arial" officeooo:paragraph-rsid="003d271e" style:font-name-complex="Arial2" style:font-size-complex="12pt"/>
    </style:style>
    <style:style style:name="P3" style:family="paragraph" style:parent-style-name="Standard">
      <style:text-properties style:font-name="Arial1" officeooo:rsid="0058f072" officeooo:paragraph-rsid="0058f072"/>
    </style:style>
    <style:style style:name="P4" style:family="paragraph" style:parent-style-name="Standard">
      <style:text-properties style:font-name="Arial1" officeooo:rsid="00795b92" officeooo:paragraph-rsid="00795b92"/>
    </style:style>
    <style:style style:name="P5" style:family="paragraph" style:parent-style-name="Standard">
      <style:text-properties officeooo:rsid="005570a5" officeooo:paragraph-rsid="005570a5"/>
    </style:style>
    <style:style style:name="P6" style:family="paragraph" style:parent-style-name="Standard">
      <style:text-properties style:font-name="Courier New1" style:text-underline-style="none" fo:font-weight="bold" officeooo:rsid="005570a5" officeooo:paragraph-rsid="005570a5" style:font-weight-asian="bold" style:font-weight-complex="bold"/>
    </style:style>
    <style:style style:name="P7" style:family="paragraph" style:parent-style-name="Standard">
      <style:text-properties style:font-name="Courier New1" style:text-underline-style="none" fo:font-weight="bold" officeooo:rsid="005570a5" officeooo:paragraph-rsid="0058f072" style:font-weight-asian="bold" style:font-weight-complex="bold"/>
    </style:style>
    <style:style style:name="P8" style:family="paragraph" style:parent-style-name="Standard">
      <style:text-properties style:text-underline-style="none" officeooo:rsid="005570a5" officeooo:paragraph-rsid="005570a5"/>
    </style:style>
    <style:style style:name="P9" style:family="paragraph" style:parent-style-name="Standard">
      <style:text-properties officeooo:rsid="0058f072" officeooo:paragraph-rsid="0058f072"/>
    </style:style>
    <style:style style:name="P10" style:family="paragraph" style:parent-style-name="Standard">
      <style:text-properties fo:font-size="12pt" fo:font-style="normal" style:text-underline-style="none" fo:font-weight="normal" officeooo:rsid="00677d54" officeooo:paragraph-rsid="005570a5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11" style:family="paragraph" style:parent-style-name="Standard">
      <style:text-properties fo:font-style="normal" style:text-underline-style="none" officeooo:rsid="007d5897" officeooo:paragraph-rsid="007d5897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8115ce" officeooo:paragraph-rsid="008115ce" style:font-style-asian="normal" style:font-style-complex="normal"/>
    </style:style>
    <style:style style:name="P13" style:family="paragraph" style:parent-style-name="Table_20_Contents">
      <style:text-properties officeooo:rsid="005570a5" officeooo:paragraph-rsid="005570a5"/>
    </style:style>
    <style:style style:name="P14" style:family="paragraph" style:parent-style-name="Table_20_Contents">
      <style:text-properties style:font-name="Liberation Mono" officeooo:rsid="005570a5" officeooo:paragraph-rsid="005570a5"/>
    </style:style>
    <style:style style:name="P15" style:family="paragraph" style:parent-style-name="Table_20_Contents">
      <style:text-properties style:font-name="Liberation Mono" officeooo:rsid="005a8e49" officeooo:paragraph-rsid="005a8e49"/>
    </style:style>
    <style:style style:name="P16" style:family="paragraph" style:parent-style-name="Table_20_Contents">
      <style:text-properties officeooo:rsid="005a8e49" officeooo:paragraph-rsid="005a8e49"/>
    </style:style>
    <style:style style:name="P17" style:family="paragraph" style:parent-style-name="Table_20_Contents">
      <style:text-properties officeooo:rsid="005c1427" officeooo:paragraph-rsid="005c1427"/>
    </style:style>
    <style:style style:name="P18" style:family="paragraph" style:parent-style-name="Table_20_Contents">
      <style:text-properties officeooo:rsid="0073ec7c" officeooo:paragraph-rsid="005570a5"/>
    </style:style>
    <style:style style:name="P19" style:family="paragraph" style:parent-style-name="Table_20_Contents">
      <style:text-properties officeooo:rsid="0073ec7c" officeooo:paragraph-rsid="0076ebf3"/>
    </style:style>
    <style:style style:name="P20" style:family="paragraph" style:parent-style-name="Standard">
      <style:paragraph-properties fo:margin-top="0.0799in" fo:margin-bottom="0in" loext:contextual-spacing="false"/>
      <style:text-properties officeooo:rsid="0058f072" officeooo:paragraph-rsid="0058f072"/>
    </style:style>
    <style:style style:name="P21" style:family="paragraph" style:parent-style-name="Standard">
      <style:paragraph-properties fo:margin-top="0.0799in" fo:margin-bottom="0in" loext:contextual-spacing="false"/>
      <style:text-properties officeooo:rsid="0058f072" officeooo:paragraph-rsid="005d3cce"/>
    </style:style>
    <style:style style:name="P22" style:family="paragraph" style:parent-style-name="Standard">
      <style:paragraph-properties fo:margin-top="0.0799in" fo:margin-bottom="0in" loext:contextual-spacing="false"/>
      <style:text-properties fo:font-style="normal" style:text-underline-style="none" officeooo:rsid="0058f072" officeooo:paragraph-rsid="0058f072" style:font-style-asian="normal" style:font-style-complex="normal"/>
    </style:style>
    <style:style style:name="P23" style:family="paragraph" style:parent-style-name="Standard">
      <style:paragraph-properties fo:margin-top="0.0799in" fo:margin-bottom="0in" loext:contextual-spacing="false"/>
      <style:text-properties fo:font-style="normal" style:text-underline-style="none" officeooo:rsid="007a9b37" officeooo:paragraph-rsid="007a9b37" style:font-style-asian="normal" style:font-style-complex="normal"/>
    </style:style>
    <style:style style:name="P24" style:family="paragraph" style:parent-style-name="Standard">
      <style:paragraph-properties fo:margin-top="0.0598in" fo:margin-bottom="0in" loext:contextual-spacing="false"/>
      <style:text-properties fo:font-style="normal" style:text-underline-style="none" officeooo:rsid="007f1416" officeooo:paragraph-rsid="007f1416" style:font-style-asian="normal" style:font-style-complex="normal"/>
    </style:style>
    <style:style style:name="P25" style:family="paragraph" style:parent-style-name="Standard">
      <loext:graphic-properties draw:fill="none"/>
      <style:paragraph-properties fo:margin-left="0.2362in" fo:margin-right="0in" fo:margin-top="0.0598in" fo:margin-bottom="0in" loext:contextual-spacing="false" fo:text-align="start" style:justify-single-word="false" fo:orphans="2" fo:widows="2" fo:hyphenation-ladder-count="no-limit" fo:text-indent="-0.2362in" style:auto-text-indent="false" fo:background-color="transparent" style:writing-mode="lr-tb"/>
      <style:text-properties officeooo:rsid="005570a5" officeooo:paragraph-rsid="007a9b37" fo:hyphenate="false" fo:hyphenation-remain-char-count="2" fo:hyphenation-push-char-count="2"/>
    </style:style>
    <style:style style:name="P26" style:family="paragraph" style:parent-style-name="Heading">
      <style:text-properties officeooo:paragraph-rsid="007a9b37"/>
    </style:style>
    <style:style style:name="P27" style:family="paragraph" style:parent-style-name="Heading">
      <style:text-properties fo:font-style="normal" style:text-underline-style="none" officeooo:rsid="007d5897" officeooo:paragraph-rsid="007f1416" style:font-style-asian="normal" style:font-style-complex="normal"/>
    </style:style>
    <style:style style:name="P28" style:family="paragraph" style:parent-style-name="Text_20_body">
      <style:text-properties style:font-name="Times New Roman1" fo:font-size="12pt" fo:font-style="normal" style:text-underline-style="none" officeooo:rsid="007d5897" officeooo:paragraph-rsid="007d5897" style:font-size-asian="12pt" style:font-style-asian="normal" style:font-size-complex="12pt" style:font-style-complex="normal"/>
    </style:style>
    <style:style style:name="P29" style:family="paragraph" style:parent-style-name="Standard">
      <loext:graphic-properties draw:fill="none"/>
      <style:paragraph-properties fo:margin-left="0.2362in" fo:margin-right="0in" fo:margin-top="0.0598in" fo:margin-bottom="0in" loext:contextual-spacing="false" fo:text-align="start" style:justify-single-word="false" fo:orphans="2" fo:widows="2" fo:hyphenation-ladder-count="no-limit" fo:text-indent="-0.2362in" style:auto-text-indent="false" fo:background-color="transparent" style:writing-mode="lr-tb"/>
      <style:text-properties officeooo:rsid="005570a5" officeooo:paragraph-rsid="007a9b37" fo:hyphenate="false" fo:hyphenation-remain-char-count="2" fo:hyphenation-push-char-count="2"/>
    </style:style>
    <style:style style:name="P30" style:family="paragraph" style:parent-style-name="Standard">
      <loext:graphic-properties draw:fill="none"/>
      <style:paragraph-properties fo:margin-left="0.2362in" fo:margin-right="0in" fo:margin-top="0.0598in" fo:margin-bottom="0in" loext:contextual-spacing="false" fo:text-align="start" style:justify-single-word="false" fo:orphans="2" fo:widows="2" fo:hyphenation-ladder-count="no-limit" fo:text-indent="-0.2362in" style:auto-text-indent="false" fo:background-color="transparent" style:writing-mode="lr-tb"/>
      <style:text-properties officeooo:rsid="00817730" officeooo:paragraph-rsid="00817730" fo:hyphenate="false" fo:hyphenation-remain-char-count="2" fo:hyphenation-push-char-count="2"/>
    </style:style>
    <style:style style:name="P31" style:family="paragraph" style:parent-style-name="Standard">
      <style:paragraph-properties fo:margin-top="0.0799in" fo:margin-bottom="0in" loext:contextual-spacing="false"/>
      <style:text-properties officeooo:rsid="0058f072" officeooo:paragraph-rsid="00817730"/>
    </style:style>
    <style:style style:name="P32" style:family="paragraph" style:parent-style-name="Standard">
      <style:paragraph-properties fo:margin-top="0.0799in" fo:margin-bottom="0in" loext:contextual-spacing="false"/>
      <style:text-properties officeooo:rsid="00817730" officeooo:paragraph-rsid="00817730"/>
    </style:style>
    <style:style style:name="P33" style:family="paragraph" style:parent-style-name="Standard" style:master-page-name="">
      <loext:graphic-properties draw:fill="none"/>
      <style:paragraph-properties fo:margin-left="0.1575in" fo:margin-right="0in" fo:text-align="start" style:justify-single-word="false" fo:orphans="2" fo:widows="2" fo:hyphenation-ladder-count="no-limit" fo:text-indent="-0.1575in" style:auto-text-indent="false" style:page-number="auto" fo:background-color="transparent" style:writing-mode="lr-tb"/>
      <style:text-properties officeooo:rsid="0058f072" officeooo:paragraph-rsid="007a9b37" fo:hyphenate="false" fo:hyphenation-remain-char-count="2" fo:hyphenation-push-char-count="2"/>
    </style:style>
    <style:style style:name="P34" style:family="paragraph" style:parent-style-name="Text_20_body">
      <style:text-properties style:font-name="Times New Roman1" fo:font-size="12pt" fo:font-style="normal" style:text-underline-style="none" officeooo:rsid="007d5897" officeooo:paragraph-rsid="007d5897" style:font-size-asian="12pt" style:font-style-asian="normal" style:font-size-complex="12pt" style:font-style-complex="normal"/>
    </style:style>
    <style:style style:name="P35" style:family="paragraph" style:parent-style-name="Text_20_body">
      <style:text-properties style:font-name="Times New Roman1" fo:font-size="12pt" fo:font-style="normal" style:text-underline-style="none" officeooo:rsid="00817730" officeooo:paragraph-rsid="00817730" style:font-size-asian="12pt" style:font-style-asian="normal" style:font-size-complex="12pt" style:font-style-complex="normal"/>
    </style:style>
    <style:style style:name="P36" style:family="paragraph" style:parent-style-name="Table_20_Contents">
      <style:text-properties style:font-name="Liberation Mono" officeooo:rsid="005570a5" officeooo:paragraph-rsid="005570a5"/>
    </style:style>
    <style:style style:name="P37" style:family="paragraph" style:parent-style-name="Table_20_Contents">
      <style:text-properties style:font-name="Liberation Mono" officeooo:rsid="00817730" officeooo:paragraph-rsid="00817730"/>
    </style:style>
    <style:style style:name="P38" style:family="paragraph" style:parent-style-name="Heading_20_3" style:master-page-name="First_20_Page">
      <style:paragraph-properties fo:text-align="center" style:justify-single-word="false" style:page-number="auto"/>
      <style:text-properties officeooo:rsid="005570a5" officeooo:paragraph-rsid="005570a5"/>
    </style:style>
    <style:style style:name="T1" style:family="text">
      <style:text-properties style:font-name="Courier New1" fo:font-weight="bold" style:font-weight-asian="bold" style:font-weight-complex="bold"/>
    </style:style>
    <style:style style:name="T2" style:family="text">
      <style:text-properties style:font-name="Courier New1" fo:font-weight="bold" officeooo:rsid="00817730" style:font-weight-asian="bold" style:font-weight-complex="bold"/>
    </style:style>
    <style:style style:name="T3" style:family="text">
      <style:text-properties style:font-name="Arial1"/>
    </style:style>
    <style:style style:name="T4" style:family="text">
      <style:text-properties style:font-name="Arial1" style:text-underline-style="none" fo:font-weight="normal" officeooo:rsid="0058f072" style:font-weight-asian="normal" style:font-weight-complex="normal"/>
    </style:style>
    <style:style style:name="T5" style:family="text">
      <style:text-properties style:font-name="Arial1" style:text-underline-style="none" fo:font-weight="normal" officeooo:rsid="00797148" style:font-weight-asian="normal" style:font-weight-complex="normal"/>
    </style:style>
    <style:style style:name="T6" style:family="text">
      <style:text-properties style:font-name="Arial1" fo:font-style="normal" style:text-underline-style="none" officeooo:rsid="005d53a9" style:font-style-asian="normal" style:font-style-complex="normal"/>
    </style:style>
    <style:style style:name="T7" style:family="text">
      <style:text-properties style:font-name="Arial1" fo:font-style="normal" style:text-underline-style="none" officeooo:rsid="005a8e49" style:font-style-asian="normal" style:font-style-complex="normal"/>
    </style:style>
    <style:style style:name="T8" style:family="text">
      <style:text-properties style:font-name="Arial1" fo:font-style="normal" style:text-underline-style="none" officeooo:rsid="00833d88" style:font-style-asian="normal" style:font-style-complex="normal"/>
    </style:style>
    <style:style style:name="T9" style:family="text">
      <style:text-properties style:font-name="Arial1" officeooo:rsid="007d5897"/>
    </style:style>
    <style:style style:name="T10" style:family="text">
      <style:text-properties style:font-name="Arial1" officeooo:rsid="005acd2f"/>
    </style:style>
    <style:style style:name="T11" style:family="text">
      <style:text-properties style:font-name="Arial1" officeooo:rsid="008115ce"/>
    </style:style>
    <style:style style:name="T12" style:family="text">
      <style:text-properties style:text-underline-style="solid" style:text-underline-width="auto" style:text-underline-color="font-color" fo:font-weight="bold" officeooo:rsid="0058f072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5f71f0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7a9b37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5a8e49" style:font-style-asian="italic" style:font-style-complex="italic"/>
    </style:style>
    <style:style style:name="T17" style:family="text">
      <style:text-properties fo:font-style="italic" officeooo:rsid="005acd2f" style:font-style-asian="italic" style:font-style-complex="italic"/>
    </style:style>
    <style:style style:name="T18" style:family="text">
      <style:text-properties fo:font-style="italic" officeooo:rsid="007a9b37" style:font-style-asian="italic" style:font-style-complex="italic"/>
    </style:style>
    <style:style style:name="T19" style:family="text">
      <style:text-properties fo:font-style="italic" officeooo:rsid="007d5897" style:font-style-asian="italic" style:font-style-complex="italic"/>
    </style:style>
    <style:style style:name="T20" style:family="text">
      <style:text-properties fo:font-style="italic" officeooo:rsid="00817730" style:font-style-asian="italic" style:font-style-complex="italic"/>
    </style:style>
    <style:style style:name="T21" style:family="text">
      <style:text-properties fo:font-style="italic" style:text-underline-style="none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officeooo:rsid="007a9b37" style:font-style-asian="italic" style:font-style-complex="italic"/>
    </style:style>
    <style:style style:name="T23" style:family="text">
      <style:text-properties style:text-underline-style="none" fo:font-weight="normal" officeooo:rsid="0058f072" style:font-weight-asian="normal" style:font-weight-complex="normal"/>
    </style:style>
    <style:style style:name="T24" style:family="text">
      <style:text-properties style:text-underline-style="none" fo:font-weight="normal" officeooo:rsid="005f71f0" style:font-weight-asian="normal" style:font-weight-complex="normal"/>
    </style:style>
    <style:style style:name="T25" style:family="text">
      <style:text-properties style:text-underline-style="none" fo:font-weight="normal" officeooo:rsid="007a9b37" style:font-weight-asian="normal" style:font-weight-complex="normal"/>
    </style:style>
    <style:style style:name="T26" style:family="text">
      <style:text-properties style:text-underline-style="none" fo:font-weight="normal" officeooo:rsid="00833d88" style:font-weight-asian="normal" style:font-weight-complex="normal"/>
    </style:style>
    <style:style style:name="T27" style:family="text">
      <style:text-properties style:text-underline-style="none" officeooo:rsid="0058f072"/>
    </style:style>
    <style:style style:name="T28" style:family="text">
      <style:text-properties style:text-underline-style="none" officeooo:rsid="007a9b37"/>
    </style:style>
    <style:style style:name="T29" style:family="text">
      <style:text-properties style:text-underline-style="none" officeooo:rsid="00817730"/>
    </style:style>
    <style:style style:name="T30" style:family="text">
      <style:text-properties fo:font-style="normal" style:text-underline-style="none" style:font-style-asian="normal" style:font-style-complex="normal"/>
    </style:style>
    <style:style style:name="T31" style:family="text">
      <style:text-properties fo:font-style="normal" style:text-underline-style="none" officeooo:rsid="005d53a9" style:font-style-asian="normal" style:font-style-complex="normal"/>
    </style:style>
    <style:style style:name="T32" style:family="text">
      <style:text-properties fo:font-style="normal" style:text-underline-style="none" officeooo:rsid="005a8e49" style:font-style-asian="normal" style:font-style-complex="normal"/>
    </style:style>
    <style:style style:name="T33" style:family="text">
      <style:text-properties fo:font-style="normal" style:text-underline-style="none" officeooo:rsid="007a9b37" style:font-style-asian="normal" style:font-style-complex="normal"/>
    </style:style>
    <style:style style:name="T34" style:family="text">
      <style:text-properties fo:font-style="normal" style:text-underline-style="none" officeooo:rsid="007d5897" style:font-style-asian="normal" style:font-style-complex="normal"/>
    </style:style>
    <style:style style:name="T35" style:family="text">
      <style:text-properties fo:font-style="normal" style:text-underline-style="none" officeooo:rsid="00817730" style:font-style-asian="normal" style:font-style-complex="normal"/>
    </style:style>
    <style:style style:name="T3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833d88" style:font-style-asian="normal" style:font-weight-asian="normal" style:font-style-complex="normal" style:font-weight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5a8e49" style:font-style-asian="normal" style:font-style-complex="normal"/>
    </style:style>
    <style:style style:name="T41" style:family="text">
      <style:text-properties fo:font-style="normal" officeooo:rsid="008115ce" style:font-style-asian="normal" style:font-style-complex="normal"/>
    </style:style>
    <style:style style:name="T42" style:family="text">
      <style:text-properties fo:font-style="normal" officeooo:rsid="005acd2f" style:font-style-asian="normal" style:font-style-complex="normal"/>
    </style:style>
    <style:style style:name="T43" style:family="text">
      <style:text-properties fo:font-style="normal" style:text-underline-style="solid" style:text-underline-width="auto" style:text-underline-color="font-color" fo:font-weight="bold" officeooo:rsid="007d5897" style:font-style-asian="normal" style:font-weight-asian="bold" style:font-style-complex="normal" style:font-weight-complex="bold"/>
    </style:style>
    <style:style style:name="T44" style:family="text">
      <style:text-properties officeooo:rsid="005a8e49"/>
    </style:style>
    <style:style style:name="T45" style:family="text">
      <style:text-properties officeooo:rsid="005acd2f"/>
    </style:style>
    <style:style style:name="T46" style:family="text">
      <style:text-properties officeooo:rsid="005c1427"/>
    </style:style>
    <style:style style:name="T47" style:family="text">
      <style:text-properties officeooo:rsid="005d53a9"/>
    </style:style>
    <style:style style:name="T48" style:family="text">
      <style:text-properties officeooo:rsid="0073ec7c"/>
    </style:style>
    <style:style style:name="T49" style:family="text">
      <style:text-properties officeooo:rsid="0076ebf3"/>
    </style:style>
    <style:style style:name="T50" style:family="text">
      <style:text-properties officeooo:rsid="007a9b37"/>
    </style:style>
    <style:style style:name="T51" style:family="text">
      <style:text-properties officeooo:rsid="007d5897"/>
    </style:style>
    <style:style style:name="T52" style:family="text">
      <style:text-properties officeooo:rsid="007f1416"/>
    </style:style>
    <style:style style:name="T53" style:family="text">
      <style:text-properties officeooo:rsid="008115ce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officeooo:rsid="00817730"/>
    </style:style>
    <style:style style:name="T56" style:family="text">
      <style:text-properties officeooo:rsid="00833d88"/>
    </style:style>
    <style:style style:name="T57" style:family="text">
      <style:text-properties style:font-name="Arial1" style:text-underline-style="none" fo:font-weight="normal" officeooo:rsid="00833d8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Unit Test<text:span text:style-name="T55">ing of the</text:span> Auction <text:span text:style-name="T50">C</text:span>lass</text:p>
      <text:p text:style-name="P26">Assignment</text:p>
      <text:p text:style-name="P33"><text:span text:style-name="T50">1. </text:span>Create a unit test <text:span text:style-name="T56">file</text:span> named <text:span text:style-name="T2">test_a</text:span><text:span text:style-name="T1">uction.py</text:span> <text:span text:style-name="T50">to test that the Auction class code obeys the rules of the auction. <text:s/>You should verify the auction </text:span><text:span text:style-name="T22">behavior,</text:span><text:span text:style-name="T18"> </text:span><text:span text:style-name="T20">not just</text:span><text:span text:style-name="T19"> auction methods</text:span><text:span text:style-name="T50">. <text:s/>Details of how each method behaves are in the method docstring comments.</text:span></text:p>
      <text:p text:style-name="P30"><text:span text:style-name="T33">2. </text:span><text:span text:style-name="T30">Test the </text:span><text:span text:style-name="T21">specification</text:span><text:span text:style-name="T30">, not the actual implementation. <text:s/>And </text:span><text:span text:style-name="T36">do not</text:span><text:span text:style-name="T37"> use attributes of Auction in </text:span><text:span text:style-name="T38">your </text:span><text:span text:style-name="T37">tests (attributes are part of implementation). <text:s/>Tests should use only the auction methods.</text:span></text:p>
      <text:p text:style-name="P25"><text:span text:style-name="T35">3</text:span><text:span text:style-name="T33">.</text:span><text:span text:style-name="T32"> Use descriptive test method names </text:span><text:span text:style-name="T31">such as </text:span><text:span text:style-name="T6">test_bid_when_auction_</text:span><text:span text:style-name="T8">is_</text:span><text:span text:style-name="T6">stopped</text:span><text:span text:style-name="T32">. <text:line-break/></text:span><text:span text:style-name="T43">Not</text:span><text:span text:style-name="T34"> a descriptive name: <text:s/></text:span><text:span text:style-name="T7">test_borderline</text:span><text:span text:style-name="T32"> </text:span></text:p>
      <text:p text:style-name="P25"><text:span text:style-name="T29">4</text:span><text:span text:style-name="T28">.</text:span><text:span text:style-name="T27"> Please </text:span><text:span text:style-name="T12">do n</text:span><text:span text:style-name="T13">o</text:span><text:span text:style-name="T12">t</text:span><text:span text:style-name="T23"> write tests for </text:span><text:span text:style-name="T24">obvious </text:span><text:span text:style-name="T23">type errors such as </text:span><text:span text:style-name="T57">auction.</text:span><text:span text:style-name="T4">bid(</text:span><text:span text:style-name="T5">None</text:span><text:span text:style-name="T4">, </text:span><text:span text:style-name="T5">"1.5")</text:span><text:span text:style-name="T23"> where amount is not a number </text:span><text:span text:style-name="T25">and</text:span><text:span text:style-name="T24"> name not a string</text:span><text:span text:style-name="T23">. <text:s/></text:span><text:span text:style-name="T25"><text:s/></text:span><text:span text:style-name="T26">The program will fail if someone does that.</text:span></text:p>
      <text:p text:style-name="Heading">Evaluation</text:p>
      <text:p text:style-name="P11">Your test code will be used to test several variations of the Auction class code. <text:s/>One <text:span text:style-name="T55">variation</text:span> is correct and the others all have a defect. <text:s/>Some may have multiple defects.</text:p>
      <text:p text:style-name="P11"/>
      <text:p text:style-name="P12">The auction <text:span text:style-name="T56">variations</text:span> are all tested on Github using a Github Action. <text:s/>The tests are run every time you "push" to Github. <text:s/>You can view the Action's <text:span text:style-name="T54">build output</text:span> to see which tests passed and failed, and the test output. <text:s/>But you cannot look at the source code for the variant Auction class.</text:p>
      <text:p text:style-name="Heading">Auction <text:span text:style-name="T53">Specification (this is what you should test)</text:span></text:p>
      <text:p text:style-name="P32">1. When an auction is created, the best bid so far is 0 and the auction does not accept bids yet.</text:p>
      <text:p text:style-name="P31"><text:span text:style-name="T55">2</text:span>. Bids <text:span text:style-name="T55">are allowed</text:span> only when <text:span text:style-name="T53">the </text:span>auction is active. <text:s/>Auction has methods <text:span text:style-name="T3">start()</text:span> and <text:span text:style-name="T3">stop()</text:span> to enable <text:span text:style-name="T47">and</text:span> disable bidding, <text:span text:style-name="T53">and </text:span><text:span text:style-name="T11">isActive()</text:span><text:span text:style-name="T53"> to test if bidding is enabled</text:span>. <text:s/><text:span text:style-name="T50">stop and start</text:span> may be called many times <text:span text:style-name="T53">during an auction to temporarily pause an auction</text:span>.</text:p>
      <text:p text:style-name="P31"><text:span text:style-name="T55">3</text:span>. <text:span text:style-name="T45">Each bid must have an amount &gt; 0 and a non-blank b</text:span>idder name <text:span text:style-name="T45">(string). If not, a </text:span><text:span text:style-name="T10">AuctionError</text:span><text:span text:style-name="T45"> is raised.</text:span></text:p>
      <text:p text:style-name="P20"><text:span text:style-name="T55">4</text:span>. <text:span text:style-name="T53">The bid amount must be at least the current best bid</text:span><text:span text:style-name="T41"> </text:span><text:span text:style-name="T42">plus a</text:span><text:span text:style-name="T17"> minimum increment</text:span><text:span text:style-name="T45">. <text:s/>The minimum increment is specified as a parameter in the Auction constructor (see the constructor docstring), with a default </text:span><text:span text:style-name="T17">minimum increment</text:span><text:span text:style-name="T45"> is 1 (that is, a bid must be at least 1 more than the highest bid so far.) <text:s/>If bid is too low, an </text:span><text:span text:style-name="T10">AuctionError</text:span><text:span text:style-name="T45"> is raised.</text:span></text:p>
      <text:p text:style-name="P22"><text:span text:style-name="T55">5</text:span>. The participant with the highest <text:span text:style-name="T14">valid</text:span><text:span text:style-name="T50"> </text:span>bid (best bid) <text:span text:style-name="T55">is the winner</text:span>.</text:p>
      <text:p text:style-name="P23"><text:span text:style-name="T55">6</text:span>. The method <text:span text:style-name="T3">best_bid()</text:span> always returns the highest valid bid so far, and <text:span text:style-name="T3">winner()</text:span> returns the name of the bidder with <text:span text:style-name="T51">the </text:span>highest bid. <text:s/>These methods can be invoked at any time, <text:span text:style-name="T51">even while the auction is active.</text:span></text:p>
      <text:p text:style-name="P23"><text:span text:style-name="T55">7. </text:span>The bidder name is always put into standard form. <text:span text:style-name="T53">S</text:span>urrounding white space is removed and words are converted to title case. <text:line-break/><text:span text:style-name="T53">For example</text:span>, <text:span text:style-name="T51">if a bidder has name</text:span> <text:span text:style-name="T3">" <text:s/>donald <text:s text:c="3"/>D</text:span><text:span text:style-name="T9">u</text:span><text:span text:style-name="T3">CK <text:s/>",</text:span> the name <text:span text:style-name="T51">will</text:span> be converted to "<text:span text:style-name="T3">Donald Duck</text:span>".</text:p>
      <text:p text:style-name="Heading">Documentation</text:p>
      <text:p text:style-name="P21"><text:span text:style-name="T30">See the Docstring comments in </text:span><text:span text:style-name="T35">the Auction class</text:span><text:span text:style-name="T30">. </text:span></text:p>
      <text:p text:style-name="P27">What to Submit </text:p>
      <text:p text:style-name="P28">Push your auction test code and README.md file to Github.</text:p>
      <text:p text:style-name="P35">In README you should write</text:p>
      <text:p text:style-name="P28"/>
      <text:p text:style-name="P28"><text:soft-page-break/>In <text:span text:style-name="T1">README.md</text:span>, you must complete a table that describes each defect you find by testing, and try to identify the likely cause of the error. <text:s/>Since you can't look at the source code for the Auction variants, it isn't always possible to identify the cause of the defect.</text:p>
      <text:p text:style-name="P24"/>
      <text:p text:style-name="P7"/>
      <text:p text:style-name="P7"/>
      <text:p text:style-name="P3">Example Auction</text:p>
      <text:p text:style-name="P4"/>
      <text:p text:style-name="P4">You should <text:span text:style-name="T54">not copy</text:span> this example. <text:s/>Create your own test cases.</text:p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auction = Auction(<text:line-break/> <text:s text:c="9"/>"TDD in Python, 2E")</text:p>
          </table:table-cell>
          <table:table-cell table:style-name="Table2.B1" office:value-type="string">
            <text:p text:style-name="P13">Create auction for a great testing book!</text:p>
          </table:table-cell>
        </table:table-row>
        <table:table-row>
          <table:table-cell table:style-name="Table2.A2" office:value-type="string">
            <text:p text:style-name="P14">auction.start( )</text:p>
          </table:table-cell>
          <table:table-cell table:style-name="Table2.B2" office:value-type="string">
            <text:p text:style-name="P13">Start accepting bids.</text:p>
          </table:table-cell>
        </table:table-row>
        <table:table-row>
          <table:table-cell table:style-name="Table2.A2" office:value-type="string">
            <text:p text:style-name="P14">auction,bid("Jim", 200)</text:p>
          </table:table-cell>
          <table:table-cell table:style-name="Table2.B2" office:value-type="string">
            <text:p text:style-name="P13">Jim bids 200 Baht.</text:p>
          </table:table-cell>
        </table:table-row>
        <table:table-row>
          <table:table-cell table:style-name="Table2.A2" office:value-type="string">
            <text:p text:style-name="P14">auction.bid("<text:span text:style-name="T48">m</text:span>ai", 250)</text:p>
          </table:table-cell>
          <table:table-cell table:style-name="Table2.B2" office:value-type="string">
            <text:p text:style-name="P13">Mai bids 250 Baht. </text:p>
          </table:table-cell>
        </table:table-row>
        <table:table-row>
          <table:table-cell table:style-name="Table2.A2" office:value-type="string">
            <text:p text:style-name="P14">auction.bid("", 1000)</text:p>
            <text:p text:style-name="P14">AuctionError: Invalid bidder name</text:p>
          </table:table-cell>
          <table:table-cell table:style-name="Table2.B2" office:value-type="string">
            <text:p text:style-name="P13">Anonymous bids are not allowed.</text:p>
          </table:table-cell>
        </table:table-row>
        <table:table-row>
          <table:table-cell table:style-name="Table2.A2" office:value-type="string">
            <text:p text:style-name="P14">auction.bid("<text:span text:style-name="T46">Jim</text:span>", 2<text:span text:style-name="T46">50.10</text:span>)</text:p>
            <text:p text:style-name="P14">AuctionError: Bid <text:span text:style-name="T46">is too low</text:span></text:p>
          </table:table-cell>
          <table:table-cell table:style-name="Table2.B2" office:value-type="string">
            <text:p text:style-name="P17">What a cheap-stake! <text:s/>Only 10 <text:span text:style-name="T15">satang</text:span><text:span text:style-name="T39"> higher!</text:span></text:p>
            <text:p text:style-name="P17">But it <text:span text:style-name="T52">i</text:span>s not allowed. The default bid increment is 1.</text:p>
          </table:table-cell>
        </table:table-row>
        <table:table-row>
          <table:table-cell table:style-name="Table2.A2" office:value-type="string">
            <text:p text:style-name="P14">auction.best_bid()</text:p>
            <text:p text:style-name="P14">250</text:p>
            <text:p text:style-name="P14">auction.winner( )</text:p>
            <text:p text:style-name="P14">'Mai'</text:p>
          </table:table-cell>
          <table:table-cell table:style-name="Table2.B2" office:value-type="string">
            <text:p text:style-name="P13">You can call these <text:span text:style-name="T47">methods </text:span>at any time to see the best bid so far and name of <text:span text:style-name="T52">the </text:span>top bidder.</text:p>
            <text:p text:style-name="P19">Names are <text:span text:style-name="T55">converted</text:span> to Title Case.</text:p>
            <text:p text:style-name="P18"/>
          </table:table-cell>
        </table:table-row>
        <table:table-row>
          <table:table-cell table:style-name="Table2.A2" office:value-type="string">
            <text:p text:style-name="P14">auction.bid("Jittat", 2<text:span text:style-name="T49">60</text:span>)</text:p>
          </table:table-cell>
          <table:table-cell table:style-name="Table2.B2" office:value-type="string">
            <text:p text:style-name="P13">Ajarn Jittat wants the book, <text:span text:style-name="T44">too</text:span>!</text:p>
          </table:table-cell>
        </table:table-row>
        <table:table-row>
          <table:table-cell table:style-name="Table2.A2" office:value-type="string">
            <text:p text:style-name="P14">auction.stop( )</text:p>
          </table:table-cell>
          <table:table-cell table:style-name="Table2.B2" office:value-type="string">
            <text:p text:style-name="P13">No bidding allowed now. <text:span text:style-name="T50">C</text:span>all start() <text:span text:style-name="T50">to allow bidding</text:span>.</text:p>
          </table:table-cell>
        </table:table-row>
        <table:table-row>
          <table:table-cell table:style-name="Table2.A2" office:value-type="string">
            <text:p text:style-name="P15">auction.bid("Jim", 2<text:span text:style-name="T47">65</text:span>)</text:p>
            <text:p text:style-name="P15">AuctionError: bidding not allowed now</text:p>
          </table:table-cell>
          <table:table-cell table:style-name="Table2.B2" office:value-type="string">
            <text:p text:style-name="P16"/>
            <text:p text:style-name="P16">Too late! <text:s/>Auction has stopped.</text:p>
          </table:table-cell>
        </table:table-row>
        <table:table-row>
          <table:table-cell table:style-name="Table2.A2" office:value-type="string">
            <text:p text:style-name="P14">auction.winner( )</text:p>
            <text:p text:style-name="P14">'Jittat'</text:p>
            <text:p text:style-name="P37">auction.best_bid()</text:p>
            <text:p text:style-name="P37">265</text:p>
          </table:table-cell>
          <table:table-cell table:style-name="Table2.B2" office:value-type="string">
            <text:p text:style-name="P13">And <text:span text:style-name="T52">Aj. Jittit</text:span> gets <text:span text:style-name="T44">"</text:span><text:span text:style-name="T16">TDD in Python</text:span><text:span text:style-name="T40">"</text:span> at a bargain price!</text:p>
          </table:table-cell>
        </table:table-row>
      </table:table>
      <text:p text:style-name="P5"/>
      <text:p text:style-name="P6"/>
      <text:p text:style-name="P8"/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Liberation Sans" svg:font-family="'Liberation Sans', 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Sans Serif" svg:font-family="'Microsoft Sans Serif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fo:font-size="12pt" fo:language="en" fo:country="US" style:font-name-asian="Times New Roman2" style:font-family-asian="'Times New Roman'" style:font-family-generic-asian="system" style:font-pitch-asian="variable" style:font-size-asian="12pt" style:language-asian="zh" style:country-asian="CN" style:font-name-complex="Angsana New" style:font-family-complex="'Angsana New'" style:font-family-generic-complex="system" style:font-pitch-complex="variable" style:font-size-complex="14pt" style:language-complex="th" style:country-complex="TH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ourier New" fo:font-family="'Courier New'" style:font-family-generic="roman"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roman"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name-complex="FreeSans" style:font-family-complex="FreeSans" style:font-family-generic-complex="system" style:font-pitch-complex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0.6898in" fo:margin-right="0in" fo:text-indent="-0.49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1972in" fo:margin-right="0in" fo:text-indent="-0.1972in" style:auto-text-indent="false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Code_20_Example" style:display-name="Code Example" style:family="paragraph" style:parent-style-name="Standard" style:default-outline-level="">
      <loext:graphic-properties draw:fill="solid" draw:fill-color="#f3f3f3"/>
      <style:paragraph-properties fo:margin-left="0.1972in" fo:margin-right="0.0201in" fo:text-indent="0in" style:auto-text-indent="false" fo:background-color="#f3f3f3"/>
      <style:text-properties style:font-name="Courier New" fo:font-family="'Courier New'" style:font-family-generic="roman" fo:font-size="11pt" style:font-size-asian="11pt" style:font-name-complex="Microsoft Sans Serif" style:font-family-complex="'Microsoft Sans Serif'" style:font-family-generic-complex="system" style:font-pitch-complex="variable" style:font-size-complex="10pt"/>
    </style:style>
    <style:style style:name="Answer" style:family="paragraph" style:parent-style-name="Code_20_Example" style:default-outline-level="">
      <loext:graphic-properties draw:fill="solid" draw:fill-color="#ffffff"/>
      <style:paragraph-properties fo:margin-left="0in" fo:margin-right="0.0634in" fo:margin-top="0.0835in" fo:margin-bottom="0in" loext:contextual-spacing="false" fo:text-indent="0in" style:auto-text-indent="false" fo:background-color="#ffffff">
        <style:tab-stops>
          <style:tab-stop style:position="0.2957in"/>
        </style:tab-stops>
      </style:paragraph-properties>
      <style:text-properties style:font-name="Arial" fo:font-family="Arial" style:font-family-generic="roman" style:font-name-complex="Arial2" style:font-family-complex="Arial" style:font-family-generic-complex="system" style:font-pitch-complex="variable"/>
    </style:style>
    <style:style style:name="Body_20_Text_20_2" style:display-name="Body Text 2" style:family="paragraph" style:parent-style-name="Standard" style:default-outline-level="">
      <style:text-properties style:font-name="Courier New" fo:font-family="'Courier New'" style:font-family-generic="roman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Body_20_Text_20_3" style:display-name="Body Text 3" style:family="paragraph" style:parent-style-name="Standard" style:default-outline-level="">
      <style:paragraph-properties fo:margin-left="0in" fo:margin-right="0.1346in" fo:margin-top="0.1665in" fo:margin-bottom="0in" loext:contextual-spacing="false" fo:text-indent="0in" style:auto-text-indent="false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Block_20_Text" style:display-name="Block Text" style:family="paragraph" style:parent-style-name="Standard" style:default-outline-level="">
      <style:paragraph-properties fo:margin-left="0.0984in" fo:margin-right="0.1339in" fo:line-height="0.222in" fo:text-indent="0in" style:auto-text-indent="false" fo:padding-left="0.0555in" fo:padding-right="0.0555in" fo:padding-top="0.0138in" fo:padding-bottom="0.0138in" fo:border="0.99pt solid #000001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Body_20_Text_20_Indent_20_3" style:display-name="Body Text Indent 3" style:family="paragraph" style:parent-style-name="Standard" style:default-outline-level="">
      <style:paragraph-properties fo:margin-left="0.1972in" fo:margin-right="0in" fo:margin-top="0.0835in" fo:margin-bottom="0in" loext:contextual-spacing="false" fo:text-indent="-0.1972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>
      <style:paragraph-properties fo:margin-top="0.1201in" fo:margin-bottom="0.0799in" loext:contextual-spacing="false"/>
      <style:text-properties fo:font-size="16pt" officeooo:rsid="00468006" style:font-size-asian="16pt" style:font-size-complex="16pt"/>
    </style:style>
    <style:style style:name="Quotations" style:family="paragraph" style:parent-style-name="Standard" style:class="html"/>
    <style:style style:name="Question" style:family="paragraph" style:parent-style-name="Standard">
      <style:paragraph-properties fo:margin-top="0.0799in" fo:margin-bottom="0in" loext:contextual-spacing="false"/>
    </style:style>
    <style:style style:name="Code" style:family="paragraph" style:parent-style-name="Standard">
      <style:text-properties style:font-name="Courier New1" fo:font-family="'Courier New'" style:font-family-generic="modern" style:font-pitch="fixed" fo:font-size="12pt" fo:font-weight="bold" officeooo:rsid="00468006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5437in" style:type="center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style:font-name="Arial" officeooo:paragraph-rsid="003d271e" style:font-name-complex="Arial2" style:font-size-complex="12pt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693in" fo:margin-left="0in" fo:margin-right="0in" fo:margin-bottom="0.1299in" style:dynamic-spacing="true"/>
      </style:header-style>
      <style:footer-style>
        <style:header-footer-properties fo:min-height="0.2091in" fo:margin-left="0in" fo:margin-right="0in" fo:margin-top="0.169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- <text:page-number text:select-page="current">2</text:page-number><text:span text:style-name="Page_20_Number"><text:s/>-</text:span></text:p>
      </style:footer>
    </style:master-page>
    <style:master-page style:name="First_20_Page" style:display-name="First Page" style:page-layout-name="Mpm1" style:next-style-name="Standard">
      <style:header>
        <text:p text:style-name="MP2"><text:tab/><text:tab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14:04:00</meta:creation-date>
    <meta:initial-creator>Jim Brucker</meta:initial-creator>
    <dc:language>en-US</dc:language>
    <dc:date>2022-01-26T23:46:30.527372907</dc:date>
    <meta:editing-cycles>150</meta:editing-cycles>
    <dc:title>Auction Testing</dc:title>
    <meta:editing-duration>P1DT9H56M4S</meta:editing-duration>
    <meta:generator>LibreOffice/6.0.7.3$Linux_X86_64 LibreOffice_project/00m0$Build-3</meta:generator>
    <meta:document-statistic meta:table-count="1" meta:image-count="0" meta:object-count="0" meta:page-count="2" meta:paragraph-count="60" meta:word-count="700" meta:character-count="4096" meta:non-whitespace-character-count="3410"/>
    <meta:template xlink:type="simple" xlink:actuate="onRequest" xlink:title="Normal.dot" xlink:href=""/>
  </office:meta>
</office:document-meta>
</file>